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26" table:default-cell-style-name="Default"/>
        <table:table-column table:style-name="co2" table:number-columns-repeated="26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table:number-columns-repeated="12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table:number-columns-repeated="12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style-name="ce1" table:formula="of:=INDIRECT(CONCATENATE(([.AA1]);CODE([.AA2])-64))" office:value-type="string" office:string-value="K" calcext:value-type="string">
            <text:p>K</text:p>
          </table:table-cell>
          <table:table-cell table:style-name="ce1" table:formula="of:=CODE([.AB2])-64" office:value-type="float" office:value="14" calcext:value-type="float">
            <text:p>14</text:p>
          </table:table-cell>
          <table:table-cell table:style-name="ce1" table:number-columns-repeated="12"/>
          <table:table-cell table:number-columns-repeated="12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office:value-type="string" calcext:value-type="string">
            <text:p>ADR.POŚR.</text:p>
          </table:table-cell>
          <table:table-cell table:number-columns-repeated="25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5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office:value-type="string" calcext:value-type="string">
            <text:p>ZŁĄCZ.TEKSTY</text:p>
          </table:table-cell>
          <table:table-cell table:number-columns-repeated="25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office:value-type="string" calcext:value-type="string">
            <text:p>al</text:p>
          </table:table-cell>
          <table:table-cell table:number-columns-repeated="25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office:value-type="string" calcext:value-type="string">
            <text:p>KOD-69</text:p>
          </table:table-cell>
          <table:table-cell table:number-columns-repeated="25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26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26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26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26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26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26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26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26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26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26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26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26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26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26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26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26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26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07:32:57.601435307</meta:creation-date>
    <dc:date>2017-03-07T08:25:40.643946415</dc:date>
    <meta:editing-duration>PT1M48S</meta:editing-duration>
    <meta:editing-cycles>2</meta:editing-cycles>
    <meta:generator>LibreOffice/5.2.4.2.1$Linux_X86_64 LibreOffice_project/20m0$Build-2</meta:generator>
    <meta:document-statistic meta:table-count="1" meta:cell-count="711" meta:object-count="0"/>
  </office:meta>
</office:document-meta>
</file>